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8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1"><text:span text:style-name="T9">do text if not len(self.getApplicants()) &gt; 1</text:span></text:p><text:p text:style-name="P11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">RECOMMANDE</text:p><text:p text:style-name="Standard"/><text:p text:style-name="Standard"/><text:p text:style-name="Standard"/><text:p text:style-name="Standard"/><text:p text:style-name="Standard"/><text:p text:style-name="Standard"><text:text-input text:description="Plusieurs demandeurs">self.getMultipleApplicantsCSV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ccusé de réception d'une demande de permis d'urbanisme</text:p>
      <text:p text:style-name="P7">Article 116 §1er du CWATUPE</text:p>
      <text:p text:style-name="P3"/>
      <text:p text:style-name="P9"><text:span text:style-name="T7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Import depuis reference.odt</text:p>
      <text:p text:style-name="Standard"/>
      <text:p text:style-name="P5"><office:annotation><dc:creator>Gauthier Bastien</dc:creator><dc:date>2011-02-16T16:12:24</dc:date><text:p text:style-name="P11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3"><text:span text:style-name="T5">Référence cadastrale</text:span> : <text:text-input text:description="Parcelles">self.getPortionOutsText()</text:text-input></text:p>
      <text:p text:style-name="P10"/>
      <text:p text:style-name="P10"/>
      <text:p text:style-name="P10"><office:annotation><dc:creator>Gauthier Bastien</dc:creator><dc:date>2011-02-21T09:23:46</dc:date><text:p text:style-name="P11"><text:span text:style-name="T10">do text if not len(self.getApplicants()) &gt; 1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1"><text:span text:style-name="T10">do text if len(self.getApplicants()) &gt; 1</text:span></text:p></office:annotation><text:span text:style-name="T3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3">&lt;%Titre%&gt;</text:span>,</text:p>
      <text:p text:style-name="P10"/>
      <text:p text:style-name="Standard"/>
      <text:p text:style-name="Standard"><text:span text:style-name="T8">CONCERNE</text:span> : votre demande de prorogation du permis d'urbanisme délivré le <text:span text:style-name="T6"><text:text-input text:description="Date de la décision d'octroi du permis">tool.formatDate(self.getLastTheLicence().getDecisionDate())</text:text-input></text:span></text:p>
      <text:p text:style-name="Standard"/>
      <text:p text:style-name="Standard">Suite à votre demande dont question sous objet, nous vous prions de trouver, sous ce couvert, la délibération du Collège communal du <text:text-input text:description="Date de la décision du collège">tool.formatDate(urbanEventObj.getDecisionDate())</text:text-input> vous <text:span text:style-name="T5">accordant</text:span> la prorogation sollicitée.</text:p>
      <text:p text:style-name="Standard"/>
      <text:p text:style-name="Standard">Nous attirons votre attention sur le fait que les travaux devront être <text:span text:style-name="T5">OBLIGATOIREMENT</text:span> entamés avant le [XXX], à défaut de voir l'autorisation <text:span text:style-name="T5">définitivement</text:span> périmée.</text:p>
      <text:p text:style-name="Standard"/>
      <text:p text:style-name="P10"><office:annotation><dc:creator>Gauthier Bastien</dc:creator><dc:date>2011-02-21T09:23:46</dc:date><text:p text:style-name="P11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1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3"/>
      <text:p text:style-name="P3"/>
      <text:p text:style-name="P1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29T11:37:45</dc:date>
    <dc:language>fr-FR</dc:language>
    <meta:editing-cycles>126</meta:editing-cycles>
    <meta:editing-duration>PT53H11M06S</meta:editing-duration>
    <dc:creator>Gauthier Bastien</dc:creator>
    <meta:document-statistic meta:table-count="0" meta:image-count="0" meta:object-count="0" meta:page-count="1" meta:paragraph-count="23" meta:word-count="146" meta:character-count="1399"/>
    <meta:user-defined meta:name="Info 1"/>
    <meta:user-defined meta:name="Info 2"/>
    <meta:user-defined meta:name="Info 3"/>
    <meta:user-defined meta:name="Info 4"/>
  </office:meta>
</office:document-meta>
</file>